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MonitorAdapter.storeFailure( ServerProfileStore stor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MonitorAdapter.storeFailure( ServerProfileStore store , KerberosPrincipal principal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MonitorAdapter.storeInitialized( ServerProfile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profileImported( ServerProfileStore store , String dn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profileNotImported( ServerProfileStore store , String dn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storeFailure( ServerProfile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profileAccessed( ServerProfileStore store , ServerProfile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profileAdded( ServerProfileStore store , ServerProfile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storeFailure( ServerProfileStore store , Kerberos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profileUpdated( ServerProfileStore store , ServerProfile profile , ModificationItem [ ] m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storeFailure( ServerProfileStore store , KerberosPrincipal principal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profileDeleted( ServerProfileStore store , ServerProfile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MonitorAdapter.info( ServerProfileStore store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